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paragraph-rsid="0031e2e9"/>
    </style:style>
    <style:style style:name="P7" style:family="paragraph" style:parent-style-name="Text_20_body">
      <style:text-properties officeooo:rsid="001de584" officeooo:paragraph-rsid="001de584"/>
    </style:style>
    <style:style style:name="P8" style:family="paragraph" style:parent-style-name="Text_20_body">
      <style:text-properties officeooo:rsid="002bb8eb" officeooo:paragraph-rsid="002bb8eb"/>
    </style:style>
    <style:style style:name="P9" style:family="paragraph" style:parent-style-name="Text_20_body">
      <style:text-properties officeooo:rsid="003480fe" officeooo:paragraph-rsid="003480fe"/>
    </style:style>
    <style:style style:name="P10" style:family="paragraph" style:parent-style-name="Text_20_body">
      <style:paragraph-properties fo:text-align="center" style:justify-single-word="false"/>
      <style:text-properties officeooo:paragraph-rsid="00167c5e"/>
    </style:style>
    <style:style style:name="P11" style:family="paragraph" style:parent-style-name="Text_20_body">
      <style:paragraph-properties fo:text-align="center" style:justify-single-word="false"/>
      <style:text-properties officeooo:rsid="0036626e" officeooo:paragraph-rsid="0036626e"/>
    </style:style>
    <style:style style:name="P12" style:family="paragraph" style:parent-style-name="Text_20_body">
      <style:text-properties officeooo:rsid="00422e2d" officeooo:paragraph-rsid="00422e2d"/>
    </style:style>
    <style:style style:name="P13" style:family="paragraph" style:parent-style-name="Text_20_body">
      <style:text-properties officeooo:rsid="00556817" officeooo:paragraph-rsid="00556817"/>
    </style:style>
    <style:style style:name="P14" style:family="paragraph" style:parent-style-name="Heading_20_1">
      <style:text-properties officeooo:rsid="001c5026" officeooo:paragraph-rsid="0031e2e9"/>
    </style:style>
    <style:style style:name="P15" style:family="paragraph" style:parent-style-name="Heading_20_1">
      <style:text-properties officeooo:paragraph-rsid="0031e2e9"/>
    </style:style>
    <style:style style:name="P16" style:family="paragraph" style:parent-style-name="Heading_20_1">
      <style:text-properties officeooo:paragraph-rsid="0061d795"/>
    </style:style>
    <style:style style:name="P17" style:family="paragraph" style:parent-style-name="Text_20_body">
      <style:text-properties officeooo:rsid="0061d795" officeooo:paragraph-rsid="0061d795"/>
    </style:style>
    <style:style style:name="P18" style:family="paragraph" style:parent-style-name="Text_20_body">
      <style:text-properties officeooo:rsid="006b1076" officeooo:paragraph-rsid="006b1076"/>
    </style:style>
    <style:style style:name="P19" style:family="paragraph" style:parent-style-name="Text_20_body">
      <style:text-properties officeooo:rsid="00422e2d" officeooo:paragraph-rsid="00422e2d"/>
    </style:style>
    <style:style style:name="P20" style:family="paragraph" style:parent-style-name="Text_20_body">
      <style:text-properties officeooo:rsid="00737eac" officeooo:paragraph-rsid="007caf7b"/>
    </style:style>
    <style:style style:name="P21" style:family="paragraph" style:parent-style-name="Text_20_body">
      <style:text-properties officeooo:rsid="005698b0" officeooo:paragraph-rsid="0076b868"/>
    </style:style>
    <style:style style:name="P22" style:family="paragraph" style:parent-style-name="Text_20_body">
      <style:text-properties officeooo:rsid="0079ddcd" officeooo:paragraph-rsid="0079ddcd"/>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officeooo:rsid="00334ce2"/>
    </style:style>
    <style:style style:name="T12" style:family="text">
      <style:text-properties officeooo:rsid="003480fe"/>
    </style:style>
    <style:style style:name="T13" style:family="text">
      <style:text-properties officeooo:rsid="0036626e"/>
    </style:style>
    <style:style style:name="T14" style:family="text">
      <style:text-properties officeooo:rsid="0039e763"/>
    </style:style>
    <style:style style:name="T15" style:family="text">
      <style:text-properties officeooo:rsid="003b752d"/>
    </style:style>
    <style:style style:name="T16" style:family="text">
      <style:text-properties style:font-name="Liberation Serif" officeooo:rsid="004302c8" style:font-name-asian="Liberation Serif" style:font-name-complex="Liberation Serif"/>
    </style:style>
    <style:style style:name="T17" style:family="text">
      <style:text-properties officeooo:rsid="004490ff"/>
    </style:style>
    <style:style style:name="T18" style:family="text">
      <style:text-properties officeooo:rsid="0045df75"/>
    </style:style>
    <style:style style:name="T19" style:family="text">
      <style:text-properties officeooo:rsid="004721ef"/>
    </style:style>
    <style:style style:name="T20" style:family="text">
      <style:text-properties officeooo:rsid="00472c91"/>
    </style:style>
    <style:style style:name="T21" style:family="text">
      <style:text-properties officeooo:rsid="0048c37b"/>
    </style:style>
    <style:style style:name="T22" style:family="text">
      <style:text-properties officeooo:rsid="0049e0d4"/>
    </style:style>
    <style:style style:name="T23" style:family="text">
      <style:text-properties officeooo:rsid="004e7aee"/>
    </style:style>
    <style:style style:name="T24" style:family="text">
      <style:text-properties officeooo:rsid="004f5236"/>
    </style:style>
    <style:style style:name="T25" style:family="text">
      <style:text-properties officeooo:rsid="005017cd"/>
    </style:style>
    <style:style style:name="T26" style:family="text">
      <style:text-properties officeooo:rsid="005220ef"/>
    </style:style>
    <style:style style:name="T27" style:family="text">
      <style:text-properties officeooo:rsid="00538ecb"/>
    </style:style>
    <style:style style:name="T28" style:family="text">
      <style:text-properties officeooo:rsid="00556817"/>
    </style:style>
    <style:style style:name="T29" style:family="text">
      <style:text-properties officeooo:rsid="005836f3"/>
    </style:style>
    <style:style style:name="T30" style:family="text">
      <style:text-properties officeooo:rsid="00598a15"/>
    </style:style>
    <style:style style:name="T31" style:family="text">
      <style:text-properties officeooo:rsid="005a2077"/>
    </style:style>
    <style:style style:name="T32" style:family="text">
      <style:text-properties officeooo:rsid="005bb9b5"/>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1ee58"/>
    </style:style>
    <style:style style:name="T37" style:family="text">
      <style:text-properties officeooo:rsid="00622347"/>
    </style:style>
    <style:style style:name="T38" style:family="text">
      <style:text-properties officeooo:rsid="00629c58"/>
    </style:style>
    <style:style style:name="T39" style:family="text">
      <style:text-properties officeooo:rsid="0067bdd0"/>
    </style:style>
    <style:style style:name="T40" style:family="text">
      <style:text-properties officeooo:rsid="0067f0af"/>
    </style:style>
    <style:style style:name="T41" style:family="text">
      <style:text-properties officeooo:rsid="00697b9b"/>
    </style:style>
    <style:style style:name="T42" style:family="text">
      <style:text-properties officeooo:rsid="006ada1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5dc1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text:p>
      <text:p text:style-name="P10"><text:span text:style-name="T1">Victor Porton (ORCID </text:span>0000-0001-7064-7975<text:span text:style-name="T1">)</text:span></text:p>
      <text:p text:style-name="P11">Potential conflict of interest: The author is a supposed recipient of grants proposed in this article, both as scientific texts and software components author.</text:p>
      <text:p text:style-name="P1">Abstract<text:span text:style-name="T2"> ??</text:span></text:p>
      <text:h text:style-name="P14" text:outline-level="1">The Motivation</text:h>
      <text:p text:style-name="P6">In 2019 I discovered ordered semigroup actions ??<text:a xlink:type="simple" xlink:href="https://science.vporton.name/2022/09/09/why-algebraic-theory-of-general-topology-is-super-important/" office:target-frame-name="_blank" xlink:show="new" text:style-name="Internet_20_link" text:visited-style-name="Visited_20_Internet_20_Link">https://science.vporton.name/2022/09/09/why-algebraic-theory-of-general-topology-is-super-important/</text:a>. <text:span text:style-name="T9">P</text:span>reviously due a sequence of unfortunate events ?? centralized<text:note text:id="ftn1" text:note-class="footnote"><text:note-citation>1</text:note-citation><text:note-body><text:p text:style-name="P5">As opposed to <text:span text:style-name="T10">decentralized</text:span> like a blockchain, without center<text:span text:style-name="T11">s</text:span> of governance or control.</text:p></text:note-body></text:note> academia was “chocked” by a too big piece, my scientific article of 500 pages, making a part of science non-publishable. &gt;1/2 of future science depends on ordered semigroup actions ??. Thus publishing this 500 pages text is <text:span text:style-name="T12">like </text:span>a world war <text:span text:style-name="T12">by importance</text:span>. In response to this I <text:span text:style-name="T12">started to </text:span>develop idea<text:span text:style-name="T12">s</text:span> how to enhance crypto grants ecosystem to deliver financing and publicity for basic science (and free software components).</text:p>
      <text:p text:style-name="P9">So, the project that I develop should provide funds to marketers to market basic science discoveries and software components. Additionally, it would be good to provide sustainable salaries to authors of such projects, <text:span text:style-name="T13">because it is an awful economical unfairness that some authors of components important for the entire world live (or die) in poverty</text:span>. <text:span text:style-name="T13">We need to increase the number of such workers, and for this to pay them salaries.</text:span></text:p>
      <text:h text:style-name="P15" text:outline-level="1">History <text:span text:style-name="T4">of the Project</text:span></text:h>
      <text:h text:style-name="Heading_20_2" text:outline-level="2">Future Salaries</text:h>
      <text:p text:style-name="P7">My first attempt to implement financing scientific development and free software was <text:span text:style-name="T6">Future Salaries project</text:span> ??. <text:span text:style-name="T5">In this article and its programmatic implementation ?? I spread the money between scientists proportional to their predicted rating in a prediction market ??.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8"><text:soft-page-break/>It was anticipated that major search engines like Google will serve as “finalizers” of this prediction market. It was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8">Later I understood that this system does not work i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h text:style-name="Heading_20_2" text:outline-level="2">Precursors of the current algorithm</text:h>
      <text:p text:style-name="P2">The algorithm <text:span text:style-name="T5">from this article</text:span> main ideas were first formulated by me in ??.</text:p>
      <text:h text:style-name="Heading_20_1" text:outline-level="1">The algorithm</text:h>
      <text:p text:style-name="P12"><text:span text:style-name="T31">Note that for the below we need to</text:span> scan dependencies <text:span text:style-name="T31">of a project.</text:span> <text:span text:style-name="T29">If </text:span><text:span text:style-name="T31">dependencies are provided to us as</text:span><text:span text:style-name="T29"> an SQL download, that’s clean. If it is an API </text:span><text:span text:style-name="T31">fo requesting an individual project info</text:span><text:span text:style-name="T29">, need to cache.</text:span></text:p>
      <text:p text:style-name="P12">??<text:span text:style-name="T23">Donation address is for a specific network or group of networks (such as EVM).</text:span></text:p>
      <text:p text:style-name="P12">When donating to a project, the donor is offered to allocate X% for dependencies. <text:span text:style-name="T33">I recommend to set X to a reasonable value such as 50% and allow the donor to change </text:span><text:span text:style-name="T51">the value</text:span><text:span text:style-name="T33">, if he or she wishes.</text:span></text:p>
      <text:p text:style-name="P21">The following is calculated separately for each token.</text:p>
      <text:p text:style-name="P20">Before storing the donation in the chain, <text:span text:style-name="T48">f</text:span><text:span text:style-name="T19">or each direct or indirect dependency </text:span><text:span text:style-name="T20">find its Git repository, and if found, query (??appendix with file format) </text:span><text:span text:style-name="T24">(or a similar path for other Git hostings than GitHub) </text:span><text:span text:style-name="T20">for the donation address </text:span><text:span text:style-name="T21">or voluntary withdrawal from donations (??per-project withdrawal from donations, </text:span><text:span text:style-name="T22">per-project donation addresses</text:span><text:span text:style-name="T21">); </text:span><text:span text:style-name="T43">the donations site downloads </text:span><text:span text:style-name="T44">the list of dependencies and for each dependency </text:span><text:span text:style-name="T20">the current state of the file </text:span><text:span text:style-name="T24">https://</text:span><text:span text:style-name="T20">github.com/USER/.salaries-science/</text:span><text:span text:style-name="T27">networks</text:span><text:span text:style-name="T20">.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17">D*X%/N, where D is the donated sum </text:span><text:span text:style-name="T34">(before</text:span><text:span text:style-name="T18"> quadratic mat</text:span><text:span text:style-name="T19">c</text:span><text:span text:style-name="T18">hing</text:span><text:span text:style-name="T34">)</text:span><text:span text:style-name="T17">. </text:span><text:span text:style-name="T46">Do it only if</text:span><text:span text:style-name="T45"> </text:span><text:span text:style-name="T52">X</text:span><text:span text:style-name="T45"> </text:span><text:span text:style-name="T16">≠</text:span><text:span text:style-name="T45"> 0.</text:span></text:p>
      <text:p text:style-name="P22">Notify by email developers who didn’t put their address.</text:p>
      <text:p text:style-name="P13">Then <text:span text:style-name="T35">after the</text:span> <text:span text:style-name="T35">end of matching period </text:span>calculate quadratic matchings and add to the sums.</text:p>
      <text:p text:style-name="P17"><text:soft-page-break/>Implement it as L2. <text:span text:style-name="T36">As L2 we will use </text:span><text:span text:style-name="T37">a Validium based on zkEVM. </text:span><text:span text:style-name="T39">O</text:span><text:span text:style-name="T38">ffchain transaction data will be available for download. </text:span><text:span text:style-name="T39">ZK-rollups instead of Validium would be too heavy, because we calculate twice data for every dependency </text:span><text:span text:style-name="T40">(and dependencies may count in thousands)</text:span><text:span text:style-name="T39">. </text:span><text:span text:style-name="T41">Alternatively, we can use ZK-rollups with data stored in an efficient chain like Polygon or MoonBeam </text:span><text:span text:style-name="T42">instead of the chain in question</text:span><text:span text:style-name="T41">.</text:span></text:p>
      <text:p text:style-name="P18">Security model: First load into the system the donat<text:span text:style-name="T54">ed-to</text:span> projects.</text:p>
      <text:h text:style-name="P16" text:outline-level="1">Postface</text:h>
      <text:p text:style-name="P2">The concrete blockchain algorithm is to be implemented by the community <text:span text:style-name="T14">of World Science DAO</text:span> ??. <text:span text:style-name="T15">Please donate ??.</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10T21:39:17.793911532</dc:date>
    <meta:editing-duration>P3DT6H51M34S</meta:editing-duration>
    <meta:editing-cycles>83</meta:editing-cycles>
    <meta:document-statistic meta:table-count="0" meta:image-count="0" meta:object-count="0" meta:page-count="3" meta:paragraph-count="28" meta:word-count="925" meta:character-count="5965" meta:non-whitespace-character-count="5068"/>
  </office:meta>
</office:document-meta>
</file>